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0d85a7" officeooo:paragraph-rsid="000d85a7"/>
    </style:style>
    <style:style style:name="P2" style:family="paragraph" style:parent-style-name="Standard">
      <style:text-properties fo:language="en" fo:country="US" officeooo:rsid="00105ac9" officeooo:paragraph-rsid="00105ac9"/>
    </style:style>
    <style:style style:name="P3" style:family="paragraph" style:parent-style-name="Standard">
      <style:text-properties fo:language="en" fo:country="US" officeooo:rsid="0010efcb" officeooo:paragraph-rsid="0010efcb"/>
    </style:style>
    <style:style style:name="P4" style:family="paragraph" style:parent-style-name="Standard">
      <style:text-properties fo:language="en" fo:country="US" officeooo:rsid="001ea919" officeooo:paragraph-rsid="001ea919"/>
    </style:style>
    <style:style style:name="P5" style:family="paragraph" style:parent-style-name="Standard">
      <style:text-properties fo:language="en" fo:country="US" officeooo:rsid="001fbaec" officeooo:paragraph-rsid="001fbaec"/>
    </style:style>
    <style:style style:name="P6" style:family="paragraph" style:parent-style-name="Standard">
      <style:text-properties fo:language="en" fo:country="US" officeooo:rsid="0021a49d" officeooo:paragraph-rsid="0021a49d"/>
    </style:style>
    <style:style style:name="P7" style:family="paragraph" style:parent-style-name="Standard">
      <style:text-properties fo:language="en" fo:country="US" fo:font-style="italic" officeooo:rsid="0021a49d" officeooo:paragraph-rsid="0021a49d" style:font-style-asian="italic" style:font-style-complex="italic"/>
    </style:style>
    <style:style style:name="P8" style:family="paragraph" style:parent-style-name="Standard">
      <style:text-properties fo:language="en" fo:country="US" officeooo:rsid="00249ae1" officeooo:paragraph-rsid="00249ae1"/>
    </style:style>
    <style:style style:name="P9" style:family="paragraph" style:parent-style-name="Standard">
      <style:text-properties fo:language="ru" fo:country="RU" officeooo:rsid="000ae086" officeooo:paragraph-rsid="000ae086"/>
    </style:style>
    <style:style style:name="P10" style:family="paragraph" style:parent-style-name="Standard">
      <style:text-properties fo:language="ru" fo:country="RU" officeooo:rsid="000c5fd6" officeooo:paragraph-rsid="000c5fd6"/>
    </style:style>
    <style:style style:name="P11" style:family="paragraph" style:parent-style-name="Standard">
      <style:text-properties fo:language="ru" fo:country="RU" officeooo:rsid="000d85a7" officeooo:paragraph-rsid="000d85a7"/>
    </style:style>
    <style:style style:name="P12" style:family="paragraph" style:parent-style-name="Standard">
      <style:text-properties fo:language="ru" fo:country="RU" officeooo:rsid="000dc57b" officeooo:paragraph-rsid="000dc57b"/>
    </style:style>
    <style:style style:name="P13" style:family="paragraph" style:parent-style-name="Standard">
      <style:text-properties fo:language="ru" fo:country="RU" officeooo:rsid="000dc57b" officeooo:paragraph-rsid="00105ac9"/>
    </style:style>
    <style:style style:name="P14" style:family="paragraph" style:parent-style-name="Standard">
      <style:text-properties fo:language="ru" fo:country="RU" officeooo:rsid="000dc57b" officeooo:paragraph-rsid="00165aa6"/>
    </style:style>
    <style:style style:name="P15" style:family="paragraph" style:parent-style-name="Standard">
      <style:text-properties fo:language="ru" fo:country="RU" officeooo:rsid="00105ac9" officeooo:paragraph-rsid="00105ac9"/>
    </style:style>
    <style:style style:name="P16" style:family="paragraph" style:parent-style-name="Standard">
      <style:text-properties fo:language="ru" fo:country="RU" officeooo:rsid="00137691" officeooo:paragraph-rsid="00137691"/>
    </style:style>
    <style:style style:name="P17" style:family="paragraph" style:parent-style-name="Standard">
      <style:text-properties fo:language="ru" fo:country="RU" officeooo:rsid="001ea919" officeooo:paragraph-rsid="001ea919"/>
    </style:style>
    <style:style style:name="P18" style:family="paragraph" style:parent-style-name="Standard">
      <style:text-properties fo:language="ru" fo:country="RU" officeooo:rsid="0018357c" officeooo:paragraph-rsid="0018357c"/>
    </style:style>
    <style:style style:name="P19" style:family="paragraph" style:parent-style-name="Standard">
      <style:text-properties fo:language="ru" fo:country="RU" officeooo:rsid="000ae086" officeooo:paragraph-rsid="000ae086"/>
    </style:style>
    <style:style style:name="T1" style:family="text">
      <style:text-properties fo:language="en" fo:country="US"/>
    </style:style>
    <style:style style:name="T2" style:family="text">
      <style:text-properties fo:language="en" fo:country="US" officeooo:rsid="00105ac9"/>
    </style:style>
    <style:style style:name="T3" style:family="text">
      <style:text-properties fo:language="en" fo:country="US" officeooo:rsid="00130b73"/>
    </style:style>
    <style:style style:name="T4" style:family="text">
      <style:text-properties fo:language="en" fo:country="US" officeooo:rsid="00197a0e"/>
    </style:style>
    <style:style style:name="T5" style:family="text">
      <style:text-properties fo:language="ru" fo:country="RU"/>
    </style:style>
    <style:style style:name="T6" style:family="text">
      <style:text-properties fo:language="ru" fo:country="RU" officeooo:rsid="0010efcb"/>
    </style:style>
    <style:style style:name="T7" style:family="text">
      <style:text-properties fo:language="ru" fo:country="RU" officeooo:rsid="00262237"/>
    </style:style>
    <style:style style:name="T8" style:family="text">
      <style:text-properties officeooo:rsid="00130b73"/>
    </style:style>
    <style:style style:name="T9" style:family="text">
      <style:text-properties officeooo:rsid="0022e08a"/>
    </style:style>
    <style:style style:name="T10" style:family="text">
      <style:text-properties officeooo:rsid="002622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Отметить подключившихся</text:p>
      <text:p text:style-name="P9">Про себя, про курс "Системный администратор"</text:p>
      <text:p text:style-name="P9"/>
      <text:p text:style-name="P2">Github-<text:span text:style-name="T5">репозиторий курса:</text:span><text:span text:style-name="T6"> </text:span><text:a xlink:type="simple" xlink:href="https://github.com/j-avdeev/SchoolCourse" text:style-name="Internet_20_link" text:visited-style-name="Visited_20_Internet_20_Link">https://github.com/j-avdeev/SchoolCourse</text:a><text:span text:style-name="T6"> </text:span></text:p>
      <text:p text:style-name="P3">YouTube<text:span text:style-name="T5"> канал, где можно найти записи трансляций по курсу</text:span><text:span text:style-name="T10"> (j-avdeev Lectures)</text:span><text:span text:style-name="T5">: </text:span><text:a xlink:type="simple" xlink:href="https://www.youtube.com/channel/UC1yR1ay7EjIjqkfY085JjXg" text:style-name="Internet_20_link" text:visited-style-name="Visited_20_Internet_20_Link">https://www.youtube.com/channel/UC1yR1ay7EjIjqkfY085JjXg</text:a></text:p>
      <text:p text:style-name="P9"/>
      <text:p text:style-name="P9"/>
      <text:p text:style-name="P9">Кто с каких городов?</text:p>
      <text:p text:style-name="P9">Какие специальности есть в Самарском университете<text:span text:style-name="T1">: </text:span><text:a xlink:type="simple" xlink:href="https://ssau.ru/education/program" text:style-name="Internet_20_link" text:visited-style-name="Visited_20_Internet_20_Link">https://ssau.ru/education/program</text:a></text:p>
      <text:p text:style-name="P9"><text:a xlink:type="simple" xlink:href="https://priem.ssau.ru/#/get_fac/2/bac" text:style-name="Internet_20_link" text:visited-style-name="Visited_20_Internet_20_Link"><text:span text:style-name="T1">https://priem.ssau.ru/#/get_fac/2/bac</text:span></text:a></text:p>
      <text:p text:style-name="P9">Рейтинг университетов <text:a xlink:type="simple" xlink:href="https://www.topuniversities.com/university-rankings/world-university-rankings/2022" text:style-name="Internet_20_link" text:visited-style-name="Visited_20_Internet_20_Link">https://www.topuniversities.com/university-rankings/world-university-rankings/2022</text:a></text:p>
      <text:p text:style-name="P9"><text:line-break/>Кто собирается поступать в университет/колледж?</text:p>
      <text:p text:style-name="P10">Олимпиадное программирование <text:a xlink:type="simple" xlink:href="https://academy.yandex.ru/posts/sport-dlya-razrabotchikov-kak-ustroeno-olimpiadnoe-programmirovanie" text:style-name="Internet_20_link" text:visited-style-name="Visited_20_Internet_20_Link">https://academy.yandex.ru/posts/sport-dlya-razrabotchikov-kak-ustroeno-olimpiadnoe-programmirovanie</text:a></text:p>
      <text:p text:style-name="P11">Важность поступления на бюджет</text:p>
      <text:p text:style-name="P11">Общежитие</text:p>
      <text:p text:style-name="P11"/>
      <text:p text:style-name="P11">Программы обмена</text:p>
      <text:p text:style-name="P11"><text:span text:style-name="T1">DAAD </text:span>https://www.daad.ru/ru/ </text:p>
      <text:p text:style-name="P1">Erasmus http://erasmusplusinrussia.ru/index.php/ru/home-ru-ru</text:p>
      <text:p text:style-name="P11">Глобальное образование http://educationglobal.ru/</text:p>
      <text:p text:style-name="P11"/>
      <text:p text:style-name="P11">Основные программы <text:span text:style-name="T1">Computer Science https://github.com/j-avdeev/SchoolCourse/blob/master/ProfOrient.pdf</text:span><text:span text:style-name="T2"> </text:span></text:p>
      <text:p text:style-name="P1"/>
      <text:p text:style-name="P12">Презентация Ладуги: разработка электроники, электромобиль</text:p>
      <text:p text:style-name="P12"/>
      <text:p text:style-name="P12">История создания интернета</text:p>
      <text:p text:style-name="P12"/>
      <text:p text:style-name="P12"/>
      <text:p text:style-name="P16">Какие языки программирования преподают в школе? И изучают самостоятельно?</text:p>
      <text:p text:style-name="P12"/>
      <text:p text:style-name="P12">Задания:</text:p>
      <text:p text:style-name="P12">https://uchi.ru/</text:p>
      <text:p text:style-name="P17">Академия Яндекса https://academy.yandex.ru/learn</text:p>
      <text:p text:style-name="P12"><text:span text:style-name="T8">Stepik.org например, </text:span><text:span text:style-name="T3">Python: </text:span>https://stepik.org/course/67/promo</text:p>
      <text:p text:style-name="P4"/>
      <text:p text:style-name="P14"><text:a xlink:type="simple" xlink:href="https://www.w3schools.com/" text:style-name="Internet_20_link" text:visited-style-name="Visited_20_Internet_20_Link">https://www.w3schools.com/</text:a></text:p>
      <text:p text:style-name="P5">w3school <text:span text:style-name="T5">на русском https://w3schoolsrus.github.io/</text:span></text:p>
      <text:p text:style-name="P14">https://www.coursera.org/</text:p>
      <text:p text:style-name="P12">https://www.typingclub.com/</text:p>
      <text:p text:style-name="P13"><text:a xlink:type="simple" xlink:href="https://www.duolingo.com/" text:style-name="Internet_20_link" text:visited-style-name="Visited_20_Internet_20_Link">https://www.duolingo.com/</text:a><text:line-break/></text:p>
      <text:p text:style-name="P15">Ссылки:</text:p>
      <text:p text:style-name="P13">https://rudalle.ru/<text:span text:style-name="T2"> </text:span></text:p>
      <text:p text:style-name="P13"><text:a xlink:type="simple" xlink:href="https://habr.com/ru/company/sberbank/blog/586926/" text:style-name="Internet_20_link" text:visited-style-name="Visited_20_Internet_20_Link">https://habr.com/ru/company/sberbank/blog/586926/</text:a></text:p>
      <text:p text:style-name="P13"/>
      <text:p text:style-name="P13">https://machinelearningforkids.co.uk/<text:span text:style-name="T4"> </text:span></text:p>
      <text:p text:style-name="P13">https://teachablemachine.withgoogle.com/</text:p>
      <text:p text:style-name="P13"><text:soft-page-break/></text:p>
      <text:p text:style-name="P13">CS231n: Convolutional Neural Networks for Visual Recognition</text:p>
      <text:p text:style-name="P13">http://cs231n.stanford.edu/</text:p>
      <text:p text:style-name="P13"/>
      <text:p text:style-name="P18">Курс инструменты анализа данных: https://github.com/despairr/ds_course_2020 </text:p>
      <text:p text:style-name="P18"/>
      <text:p text:style-name="P6">Colabs:</text:p>
      <text:p text:style-name="P6"><text:span text:style-name="T9">* </text:span>Toonify Yourself https://github.com/justinpinkney/toonify</text:p>
      <text:p text:style-name="P8">* ArcaneGAN v0.3 https://colab.research.google.com/drive/1r1hhciakk5wHaUn1eJk7TP58fV9mjy_W#scrollTo=tdePnlXFX7x8</text:p>
      <text:p text:style-name="P8">* AnimeGAN 2</text:p>
      <text:p text:style-name="P8">https://colab.research.google.com/drive/1jCqcKekdtKzW7cxiw_bjbbfLsPh-dEds?usp=sharing</text:p>
      <text:p text:style-name="P8">* AnimeGAN</text:p>
      <text:p text:style-name="P8">https://colab.research.google.com/drive/185Va9q0YzNy1l28CNoY9f18dM9JQPJ7x?usp=sharing</text:p>
      <text:p text:style-name="P7"><text:span text:style-name="T9">* </text:span>Вчера появилась новая нейронка GLIDE от OpenAI, которая помимо уже привычной генерации картинок из текстовых описаний умела дорисовывать объекты на изображение, которое мы подадим. Нужно просто маской указать где хочется добавить объект и все. Но требовать от пользователей заранее готовить картинку с этой маской мне не хотелось, поэтому я прямо в колаб добавил рисовалку, которой нужно будет закрашивать изменяемую область. Плюс встроенный переводчик для тех, кто привык писать запросы на родном языке. Ну и учитывая то, что на выходе мы получаем изображение 256х256, я добавил свежий алгоритм апскейла на диффьюзивных моделях. Инструмент очень сырой, поэтому если объект не добавится, нужно перезапустить блок с генерацией.</text:p>
      <text:p text:style-name="P7">P.S. На фото «мужчина и пирог на столе»</text:p>
      <text:p text:style-name="P6">https://colab.research.google.com/github/tg-bomze/collection-of-notebooks/blob/master/NeuralCorrector.ipyn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30T21:42:51.753000000</meta:creation-date>
    <dc:date>2022-02-01T23:55:49.643000000</dc:date>
    <meta:editing-duration>PT2H48M47S</meta:editing-duration>
    <meta:editing-cycles>16</meta:editing-cycles>
    <meta:generator>LibreOffice/7.1.5.2$Windows_X86_64 LibreOffice_project/85f04e9f809797b8199d13c421bd8a2b025d52b5</meta:generator>
    <meta:document-statistic meta:table-count="0" meta:image-count="0" meta:object-count="0" meta:page-count="2" meta:paragraph-count="47" meta:word-count="247" meta:character-count="2995" meta:non-whitespace-character-count="2787"/>
  </office:meta>
</office:document-meta>
</file>